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5E9000010890000043D25964D8E.svg" manifest:media-type="image/svg+xml"/>
  <manifest:file-entry manifest:full-path="Pictures/10000001000000A000000029FCB81D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64cm, 0cm, 1.976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4cm" svg:height="1.084cm" svg:x="1.061cm" svg:y="-0.023cm">
          <draw:image xlink:href="Pictures/100045E9000010890000043D25964D8E.svg" xlink:type="simple" xlink:show="embed" xlink:actuate="onLoad" draw:mime-type="image/svg+xml">
            <text:p/>
          </draw:image>
          <draw:image xlink:href="Pictures/10000001000000A000000029FCB81D8F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09cm" fo:margin-bottom="0.109cm" fo:margin-left="0.109cm" fo:margin-right="0.109cm" fo:page-width="4.233cm" fo:page-height="1.0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ate>2025-06-26T22:32:13.512087300</dc:date>
    <meta:editing-duration>PT3M54S</meta:editing-duration>
    <meta:editing-cycles>3</meta:editing-cycles>
    <meta:generator>LibreOffice/25.2.4.3$Windows_X86_64 LibreOffice_project/33e196637044ead23f5c3226cde09b47731f7e27</meta:generator>
    <meta:document-statistic meta:object-count="1"/>
  </office:meta>
</office:document-meta>
</file>